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2">
      <style:paragraph-properties fo:margin-left="1.251cm" fo:margin-right="0cm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 case: <text:span text:style-name="T1">Selecting opponent</text:span></text:h>
      <text:p text:style-name="Text_20_body">Priority (high, mid, <text:span text:style-name="T2">low</text:span>)</text:p>
      <text:p text:style-name="Text_20_body">Participating actors</text:p>
      <text:list xml:id="list2003268086" text:style-name="L1">
        <text:list-item>
          <text:p text:style-name="P1">User</text:p>
        </text:list-item>
      </text:list>
      <text:p text:style-name="Text_20_body">Normal flow of events</text:p>
      <text:list xml:id="list1367812975" text:style-name="L3">
        <text:list-header>
          <text:p text:style-name="P3">When in the new game selection, the user picks between a number of opponents, a local human player, an AI or playing against a human player over network (user)</text:p>
        </text:list-header>
      </text:list>
      <text:list xml:id="list886235293" text:style-name="L2">
        <text:list-item>
          <text:list>
            <text:list-header>
              <text:p text:style-name="P2">case : Hot Seat</text:p>
              <text:p text:style-name="P4">A local game is started and one of the local players starts.</text:p>
              <text:p text:style-name="P2">case : AI</text:p>
              <text:p text:style-name="P4">A local game is started and either the AI or the human player starts.</text:p>
              <text:p text:style-name="P2">case : Networked player</text:p>
              <text:p text:style-name="P4">Simple: The users either selects to host a game and waits for his opponent to connect, or he can himself connect to a waiting opponent. In the latter case the IP address to the other player is entered in a pop-up window. </text:p>
              <text:p text:style-name="P4">Advanced: In a popup window the user gets to select an opponent from all the other ones currently waiting for a game (“hosting”, as it were), or himself start waiting to be selected. </text:p>
              <text:p text:style-name="P4">In both cases the software in the hosting party decides which player begins.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28:19</meta:creation-date>
    <dc:date>2010-04-15T12:51:59</dc:date>
    <dc:language>en-US</dc:language>
    <meta:editing-cycles>13</meta:editing-cycles>
    <meta:editing-duration>PT00H45M05S</meta:editing-duration>
    <dc:creator>Jonas Jacobson</dc:creator>
    <meta:document-statistic meta:table-count="0" meta:image-count="0" meta:object-count="0" meta:page-count="1" meta:paragraph-count="14" meta:word-count="170" meta:character-count="914"/>
    <meta:user-defined meta:name="Info 1"/>
    <meta:user-defined meta:name="Info 2"/>
    <meta:user-defined meta:name="Info 3"/>
    <meta:user-defined meta:name="Info 4"/>
  </office:meta>
</office:document-meta>
</file>